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fo:font-variant="normal" fo:text-transform="none" style:font-name="Times New Roman" fo:font-size="26pt" fo:font-weight="bold" officeooo:rsid="00eaa19a" officeooo:paragraph-rsid="00eaa19a" style:font-name-asian="Microsoft YaHei" style:font-size-asian="14pt" style:font-name-complex="Lucida Sans" style:font-size-complex="14pt"/>
    </style:style>
    <style:style style:name="P2" style:family="paragraph" style:parent-style-name="Nadpis1">
      <style:text-properties officeooo:rsid="00efc538" officeooo:paragraph-rsid="00efc538"/>
    </style:style>
    <style:style style:name="P3" style:family="paragraph" style:parent-style-name="text">
      <style:text-properties officeooo:rsid="0101ee44" officeooo:paragraph-rsid="0101ee44"/>
    </style:style>
    <style:style style:name="P4" style:family="paragraph" style:parent-style-name="text" style:list-style-name="L1">
      <style:text-properties officeooo:rsid="00eaa19a" officeooo:paragraph-rsid="00eaa19a"/>
    </style:style>
    <style:style style:name="P5" style:family="paragraph" style:parent-style-name="text" style:list-style-name="L1">
      <style:text-properties officeooo:rsid="00eaa19a" officeooo:paragraph-rsid="00ebfd75"/>
    </style:style>
    <style:style style:name="P6" style:family="paragraph" style:parent-style-name="text" style:list-style-name="L1">
      <style:text-properties fo:font-style="italic" officeooo:rsid="00ebfd75" officeooo:paragraph-rsid="00ebfd75" style:font-style-asian="italic" style:font-style-complex="italic"/>
    </style:style>
    <style:style style:name="P7" style:family="paragraph" style:parent-style-name="text" style:list-style-name="L1">
      <style:text-properties officeooo:rsid="00ebfd75" officeooo:paragraph-rsid="00ebfd75"/>
    </style:style>
    <style:style style:name="P8" style:family="paragraph" style:parent-style-name="text" style:list-style-name="L1">
      <style:text-properties officeooo:rsid="00ee8c94" officeooo:paragraph-rsid="00ee8c94"/>
    </style:style>
    <style:style style:name="P9" style:family="paragraph" style:parent-style-name="text" style:list-style-name="L1">
      <style:text-properties officeooo:rsid="00efc538" officeooo:paragraph-rsid="00efc538"/>
    </style:style>
    <style:style style:name="P10" style:family="paragraph" style:parent-style-name="text" style:list-style-name="L2">
      <style:text-properties officeooo:rsid="00f59f9d" officeooo:paragraph-rsid="00f59f9d"/>
    </style:style>
    <style:style style:name="P11" style:family="paragraph" style:parent-style-name="text" style:list-style-name="L2">
      <style:text-properties officeooo:rsid="00fd30c3" officeooo:paragraph-rsid="00fd30c3"/>
    </style:style>
    <style:style style:name="P12" style:family="paragraph" style:parent-style-name="text" style:list-style-name="L2">
      <style:text-properties officeooo:rsid="00f6f3a5" officeooo:paragraph-rsid="00f6f3a5"/>
    </style:style>
    <style:style style:name="P13" style:family="paragraph" style:parent-style-name="text" style:list-style-name="L2">
      <style:text-properties officeooo:rsid="00f7f733" officeooo:paragraph-rsid="00f7f733"/>
    </style:style>
    <style:style style:name="P14" style:family="paragraph" style:parent-style-name="text" style:list-style-name="L2">
      <style:text-properties officeooo:rsid="00f9cf28" officeooo:paragraph-rsid="00f9cf28"/>
    </style:style>
    <style:style style:name="P15" style:family="paragraph" style:parent-style-name="text" style:list-style-name="L2">
      <style:text-properties officeooo:rsid="00fb57d2" officeooo:paragraph-rsid="00fb57d2"/>
    </style:style>
    <style:style style:name="P16" style:family="paragraph" style:parent-style-name="text" style:list-style-name="L2">
      <style:text-properties officeooo:rsid="00fba54e" officeooo:paragraph-rsid="00fba54e"/>
    </style:style>
    <style:style style:name="P17" style:family="paragraph" style:parent-style-name="text" style:list-style-name="L2">
      <style:text-properties officeooo:rsid="01001db1" officeooo:paragraph-rsid="01001db1"/>
    </style:style>
    <style:style style:name="P18" style:family="paragraph" style:parent-style-name="text" style:list-style-name="L2">
      <style:text-properties officeooo:rsid="0101ee44" officeooo:paragraph-rsid="0101ee44"/>
    </style:style>
    <style:style style:name="P19" style:family="paragraph" style:parent-style-name="text" style:list-style-name="L2">
      <style:text-properties officeooo:rsid="01034d28" officeooo:paragraph-rsid="01034d28"/>
    </style:style>
    <style:style style:name="P20" style:family="paragraph" style:parent-style-name="text" style:list-style-name="L2">
      <style:text-properties officeooo:rsid="01054947" officeooo:paragraph-rsid="01054947"/>
    </style:style>
    <style:style style:name="P21" style:family="paragraph" style:parent-style-name="text" style:list-style-name="L2">
      <style:text-properties officeooo:rsid="01082d46" officeooo:paragraph-rsid="01082d46"/>
    </style:style>
    <style:style style:name="P22" style:family="paragraph" style:parent-style-name="text" style:list-style-name="L2">
      <style:text-properties style:font-name="Times New Roman" officeooo:rsid="01082e78" officeooo:paragraph-rsid="01082e78" style:font-size-asian="10.5pt"/>
    </style:style>
    <style:style style:name="P23" style:family="paragraph" style:parent-style-name="text" style:list-style-name="L2">
      <style:text-properties officeooo:rsid="01082e78" officeooo:paragraph-rsid="01082e78"/>
    </style:style>
    <style:style style:name="P24" style:family="paragraph" style:parent-style-name="text" style:list-style-name="L2">
      <style:text-properties officeooo:rsid="01073554" officeooo:paragraph-rsid="01073554"/>
    </style:style>
    <style:style style:name="P25" style:family="paragraph" style:parent-style-name="text" style:list-style-name="L2">
      <style:text-properties officeooo:rsid="010825d4" officeooo:paragraph-rsid="010825d4"/>
    </style:style>
    <style:style style:name="P26" style:family="paragraph" style:parent-style-name="text" style:list-style-name="L2">
      <style:text-properties style:text-underline-style="none" officeooo:rsid="00f7f733" officeooo:paragraph-rsid="00f7f733"/>
    </style:style>
    <style:style style:name="P27" style:family="paragraph" style:parent-style-name="text" style:list-style-name="L2">
      <style:text-properties style:text-underline-style="none" officeooo:rsid="00f9cf28" officeooo:paragraph-rsid="00f9cf28"/>
    </style:style>
    <style:style style:name="T1" style:family="text">
      <style:text-properties officeooo:rsid="00ebfd75"/>
    </style:style>
    <style:style style:name="T2" style:family="text">
      <style:text-properties officeooo:rsid="00fd30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Česká oopezie od konce 1. sv. Války do konce 2. sv. Války</text:p>
      <text:list xml:id="list2199624549" text:style-name="L1">
        <text:list-item>
          <text:p text:style-name="P4">překlady světových děl</text:p>
        </text:list-item>
        <text:list-item>
          <text:p text:style-name="P4">nový umělecký směr: Poetismus</text:p>
        </text:list-item>
        <text:list-item>
          <text:p text:style-name="P4">proletářská poezie</text:p>
          <text:list>
            <text:list-item>
              <text:p text:style-name="P4">všímá si dělníků, kteří pracují rukama (odnáší to fyzicky)</text:p>
            </text:list-item>
            <text:list-item>
              <text:p text:style-name="P4">akcentovat zajímavé prvky (kolektivní cítění; výzvy reforem/revoluce)</text:p>
            </text:list-item>
            <text:list-item>
              <text:p text:style-name="P4">psali ji levicově orientovaní vzdělaní lidé</text:p>
              <text:list>
                <text:list-item>
                  <text:p text:style-name="P4">bojovali za lepší sociální podmínky</text:p>
                </text:list-item>
              </text:list>
            </text:list-item>
            <text:list-item>
              <text:p text:style-name="P4">Jiří Wolker</text:p>
              <text:list>
                <text:list-item>
                  <text:p text:style-name="P4">také psal povídky a pohádky</text:p>
                </text:list-item>
                <text:list-item>
                  <text:p text:style-name="P4">epitaf sám sobě</text:p>
                  <text:list>
                    <text:list-item>
                      <text:p text:style-name="P5">nápis na náhrobk<text:span text:style-name="T1">u</text:span></text:p>
                    </text:list-item>
                  </text:list>
                </text:list-item>
                <text:list-item>
                  <text:p text:style-name="P6">Host do domu</text:p>
                  <text:list>
                    <text:list-item>
                      <text:p text:style-name="P7"><text:s/>báseň Poštovní schránka</text:p>
                    </text:list-item>
                    <text:list-item>
                      <text:p text:style-name="P7">personifikace, obrazné přirovnání</text:p>
                    </text:list-item>
                    <text:list-item>
                      <text:p text:style-name="P7">krásy všedních věcí</text:p>
                    </text:list-item>
                  </text:list>
                </text:list-item>
                <text:list-item>
                  <text:p text:style-name="P6">Těžká hodina</text:p>
                  <text:list>
                    <text:list-item>
                      <text:p text:style-name="P7">proletářská sbírka</text:p>
                    </text:list-item>
                    <text:list-item>
                      <text:p text:style-name="P7">Sociální balada</text:p>
                      <text:list>
                        <text:list-item>
                          <text:p text:style-name="P7">problémy nejsou dány pochybením ale sociální nerovností</text:p>
                        </text:list-item>
                      </text:list>
                    </text:list-item>
                    <text:list-item>
                      <text:p text:style-name="P8">pestrý jazyk</text:p>
                    </text:list-item>
                    <text:list-item>
                      <text:p text:style-name="P8">ukázka Balada o očích topičových</text:p>
                    </text:list-item>
                  </text:list>
                </text:list-item>
                <text:list-item>
                  <text:p text:style-name="P6">Svatý kopeček</text:p>
                  <text:list>
                    <text:list-item>
                      <text:p text:style-name="P7">navrací se k prožitkům návštěv prarodičů</text:p>
                    </text:list-item>
                  </text:list>
                </text:list-item>
              </text:list>
            </text:list-item>
            <text:list-item>
              <text:p text:style-name="P8">Josef Hora</text:p>
              <text:list>
                <text:list-item>
                  <text:p text:style-name="P8">reflexivní a úvahový básník</text:p>
                </text:list-item>
                <text:list-item>
                  <text:p text:style-name="P8">motiv času</text:p>
                </text:list-item>
                <text:list-item>
                  <text:p text:style-name="P8">chce zachytiti jak revoluce a … ovlivňují život jednotlivce</text:p>
                </text:list-item>
                <text:list-item>
                  <text:p text:style-name="P8">Pracující den</text:p>
                  <text:list>
                    <text:list-item>
                      <text:p text:style-name="P8">optimisticky proletářská</text:p>
                      <text:list>
                        <text:list-item>
                          <text:p text:style-name="P8">krásy přírody</text:p>
                        </text:list-item>
                        <text:list-item>
                          <text:p text:style-name="P8">radosti lidského života</text:p>
                        </text:list-item>
                        <text:list-item>
                          <text:p text:style-name="P8">výdobytky lidské civilizace</text:p>
                        </text:list-item>
                      </text:list>
                    </text:list-item>
                    <text:list-item>
                      <text:p text:style-name="P8">Srdce a vřava světa</text:p>
                    </text:list-item>
                    <text:list-item>
                      <text:p text:style-name="P8">Struny ve větru</text:p>
                      <text:list>
                        <text:list-item>
                          <text:p text:style-name="P8">motiv času (pomíjivost)</text:p>
                        </text:list-item>
                      </text:list>
                    </text:list-item>
                    <text:list-item>
                      <text:p text:style-name="P8">Jan houslista</text:p>
                      <text:list>
                        <text:list-item>
                          <text:p text:style-name="P8">básnická povídka (jako Máj)</text:p>
                        </text:list-item>
                        <text:list-item>
                          <text:p text:style-name="P8">epika v poezii</text:p>
                        </text:list-item>
                        <text:list-item>
                          <text:p text:style-name="P9">apostrofy = básnické oslovení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Poetismus</text:p>
      <text:list xml:id="list656087494" text:style-name="L2">
        <text:list-item>
          <text:p text:style-name="P10">sdružení Devětsil</text:p>
          <text:list>
            <text:list-item>
              <text:p text:style-name="P11">levicový svaz umělců</text:p>
            </text:list-item>
            <text:list-item>
              <text:p text:style-name="P11">V. Vančura</text:p>
            </text:list-item>
            <text:list-item>
              <text:p text:style-name="P11">nejprve požadují revoluci; později ústup a směřování k Poetismu</text:p>
            </text:list-item>
            <text:list-item>
              <text:p text:style-name="P11"><text:soft-page-break/><text:s/>Revue Devětsilu; Pásmo</text:p>
            </text:list-item>
          </text:list>
        </text:list-item>
        <text:list-item>
          <text:p text:style-name="P12">styl života</text:p>
          <text:list>
            <text:list-item>
              <text:p text:style-name="P12">umění života, umění žít a užívat</text:p>
            </text:list-item>
            <text:list-item>
              <text:p text:style-name="P12">metoda, jak nazírat svět, aby byl básní</text:p>
            </text:list-item>
          </text:list>
        </text:list-item>
        <text:list-item>
          <text:p text:style-name="P12">jediný avantgardní směr z ČR</text:p>
        </text:list-item>
        <text:list-item>
          <text:p text:style-name="P12">revoluce, ale ne krvavá (podoba karnevalu)</text:p>
        </text:list-item>
        <text:list-item>
          <text:p text:style-name="P12">proud asociací</text:p>
        </text:list-item>
        <text:list-item>
          <text:p text:style-name="P12">čtenář je sám tvůrcem</text:p>
        </text:list-item>
        <text:list-item>
          <text:p text:style-name="P12">motivy: lidové atrakce; exotické prožitky</text:p>
        </text:list-item>
        <text:list-item>
          <text:p text:style-name="P12">divadlo</text:p>
          <text:list>
            <text:list-item>
              <text:p text:style-name="P12">odpoutání od konvencí</text:p>
            </text:list-item>
            <text:list-item>
              <text:p text:style-name="P13">oslabený děj</text:p>
            </text:list-item>
            <text:list-item>
              <text:p text:style-name="P13">Osvobozené divadlo</text:p>
            </text:list-item>
          </text:list>
        </text:list-item>
        <text:list-item>
          <text:p text:style-name="P26">Vítězslav Nezval</text:p>
          <text:list>
            <text:list-item>
              <text:p text:style-name="P26">Most</text:p>
            </text:list-item>
            <text:list-item>
              <text:p text:style-name="P26">báseň Podivuhodný Kouzelník</text:p>
              <text:list>
                <text:list-item>
                  <text:p text:style-name="P26">poetismus</text:p>
                </text:list-item>
                <text:list-item>
                  <text:p text:style-name="P26">kouzelník ztělesňuje poetické představy</text:p>
                </text:list-item>
              </text:list>
            </text:list-item>
            <text:list-item>
              <text:p text:style-name="P26">soubor Pantomima</text:p>
              <text:list>
                <text:list-item>
                  <text:p text:style-name="P26">poetismus</text:p>
                </text:list-item>
                <text:list-item>
                  <text:p text:style-name="P26">Abeceda</text:p>
                </text:list-item>
              </text:list>
            </text:list-item>
            <text:list-item>
              <text:p text:style-name="P26">uměl spojovat věci a vjemy</text:p>
            </text:list-item>
            <text:list-item>
              <text:p text:style-name="P26">Akrobat, Edison</text:p>
              <text:list>
                <text:list-item>
                  <text:p text:style-name="P26">krize optimistického pohledu na svět</text:p>
                </text:list-item>
              </text:list>
            </text:list-item>
            <text:list-item>
              <text:p text:style-name="P27">ideologií komunista</text:p>
              <text:list>
                <text:list-item>
                  <text:p text:style-name="P27">vyhrocení po 1948</text:p>
                </text:list-item>
              </text:list>
            </text:list-item>
            <text:list-item>
              <text:p text:style-name="P27">poema Stalin</text:p>
            </text:list-item>
            <text:list-item>
              <text:p text:style-name="P27">dále přechod k surrealismu</text:p>
              <text:list>
                <text:list-item>
                  <text:p text:style-name="P27">sbírka Praha s prsty deště</text:p>
                </text:list-item>
                <text:list-item>
                  <text:p text:style-name="P27">Žena v množném čísle</text:p>
                </text:list-item>
                <text:list-item>
                  <text:p text:style-name="P27">Absolutní</text:p>
                </text:list-item>
              </text:list>
            </text:list-item>
            <text:list-item>
              <text:p text:style-name="P14">Jaroslav Seifert</text:p>
              <text:list>
                <text:list-item>
                  <text:p text:style-name="P14"><text:s/>Vyloučen z KSČ; dále odpůrcem režimu</text:p>
                  <text:list>
                    <text:list-item>
                      <text:p text:style-name="P14">zákaz publikování (Samizdat; zahraničí)</text:p>
                    </text:list-item>
                  </text:list>
                </text:list-item>
                <text:list-item>
                  <text:p text:style-name="P14">Nobelova cena (1984)</text:p>
                </text:list-item>
                <text:list-item>
                  <text:p text:style-name="P14">zpočátku proletářská poezie</text:p>
                </text:list-item>
                <text:list-item>
                  <text:p text:style-name="P15">poté poetismus (odklon od naivního revolucionářství)</text:p>
                  <text:list>
                    <text:list-item>
                      <text:p text:style-name="P15">Na vlnách T. S. F.</text:p>
                    </text:list-item>
                    <text:list-item>
                      <text:p text:style-name="P15">Slavík zpívá špatně</text:p>
                    </text:list-item>
                    <text:list-item>
                      <text:p text:style-name="P15">Poštovní holub</text:p>
                    </text:list-item>
                  </text:list>
                </text:list-item>
                <text:list-item>
                  <text:p text:style-name="P15">příklon k melodii a pravidelnému verši</text:p>
                  <text:list>
                    <text:list-item>
                      <text:p text:style-name="P15">Jablko z Klína</text:p>
                    </text:list-item>
                    <text:list-item>
                      <text:p text:style-name="P15">Ruce Venušiny</text:p>
                    </text:list-item>
                    <text:list-item>
                      <text:p text:style-name="P15">Zhasněte světla</text:p>
                      <text:list>
                        <text:list-item>
                          <text:p text:style-name="P15">Velký ohlas</text:p>
                        </text:list-item>
                        <text:list-item>
                          <text:p text:style-name="P15">národní motivy</text:p>
                        </text:list-item>
                      </text:list>
                    </text:list-item>
                  </text:list>
                </text:list-item>
                <text:list-item>
                  <text:p text:style-name="P15">Trvalé národní jistoty</text:p>
                  <text:list>
                    <text:list-item>
                      <text:p text:style-name="P15">Vějíř Boženy Němcové</text:p>
                      <text:list>
                        <text:list-item>
                          <text:p text:style-name="P15">její intimní život; zachycena jako neobyčejná žena</text:p>
                        </text:list-item>
                      </text:list>
                    </text:list-item>
                    <text:list-item>
                      <text:p text:style-name="P15">Kamený most</text:p>
                      <text:list>
                        <text:list-item>
                          <text:p text:style-name="P15">Praha</text:p>
                        </text:list-item>
                      </text:list>
                    </text:list-item>
                    <text:list-item>
                      <text:p text:style-name="P15">Přilba hlíny</text:p>
                      <text:list>
                        <text:list-item>
                          <text:p text:style-name="P15"><text:soft-page-break/>Pražské povstání</text:p>
                        </text:list-item>
                      </text:list>
                    </text:list-item>
                  </text:list>
                </text:list-item>
                <text:list-item>
                  <text:p text:style-name="P15">Šel malíř chudě do světa</text:p>
                  <text:list>
                    <text:list-item>
                      <text:p text:style-name="P15"><text:s/>ke kresbám M. Alše</text:p>
                    </text:list-item>
                  </text:list>
                </text:list-item>
                <text:list-item>
                  <text:p text:style-name="P16">Chlapec <text:s/>a hvězdy</text:p>
                  <text:list>
                    <text:list-item>
                      <text:p text:style-name="P16">k obr. Josefa Lady</text:p>
                    </text:list-item>
                  </text:list>
                </text:list-item>
                <text:list-item>
                  <text:p text:style-name="P16">Maminka</text:p>
                  <text:list>
                    <text:list-item>
                      <text:p text:style-name="P16">ztělesňuje harmonické rodinné vztahy</text:p>
                    </text:list-item>
                  </text:list>
                </text:list-item>
                <text:list-item>
                  <text:p text:style-name="P16">odmlčení na více než deset let</text:p>
                </text:list-item>
                <text:list-item>
                  <text:p text:style-name="P16">Koncert na ostrově</text:p>
                </text:list-item>
                <text:list-item>
                  <text:p text:style-name="P16"><text:span text:style-name="T2">Haleyova</text:span> kometa</text:p>
                </text:list-item>
                <text:list-item>
                  <text:p text:style-name="P16">Odlévání zvonů</text:p>
                  <text:list>
                    <text:list-item>
                      <text:p text:style-name="P16">probouzení ženy v dítěti</text:p>
                    </text:list-item>
                  </text:list>
                </text:list-item>
                <text:list-item>
                  <text:p text:style-name="P11">Morový sloup</text:p>
                  <text:list>
                    <text:list-item>
                      <text:p text:style-name="P11">milostné motivy</text:p>
                    </text:list-item>
                  </text:list>
                </text:list-item>
                <text:list-item>
                  <text:p text:style-name="P17">Cirkus</text:p>
                  <text:list>
                    <text:list-item>
                      <text:p text:style-name="P17">1) Grafika je na první pohled bizarní. Autor pomocí ní chtěl zaujmout čtenáře. Myslím, si, že zvýrazněné pasáže mají větší důraz.<text:line-break/>Až na názvy a jména cizího původu se jedná o spisovnou češtinu.<text:line-break/>Autor chtěl vyjádřit, že vše dobré jednou začíná (první tři řádky) a jednou také končí (zbytek).</text:p>
                    </text:list-item>
                    <text:list-item>
                      <text:p text:style-name="P17">2) Obsahuje proud dost divných asociací, za kterými je něco skryté. Popisuje lidské atrakce (kladné prožitky). Velké odpoutání od konvencí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ODO</text:p>
          <text:list>
            <text:list-item>
              <text:p text:style-name="P18">Reflexivní a meditativní lyrika</text:p>
            </text:list-item>
            <text:list-item>
              <text:p text:style-name="P18">Opět půjde o samostudium a výtah z učiva. U jednotlivých autorů platí, co jsem napsala k Nezvalovi a Seifertovi. Stručný úvod je na str. 112–113 v učebnici pro 3. r.</text:p>
            </text:list-item>
            <text:list-item>
              <text:p text:style-name="P18">František Halas (učebnice pro 3. r., str.118–119)</text:p>
              <text:list>
                <text:list-item>
                  <text:p text:style-name="P18">Sépie</text:p>
                </text:list-item>
                <text:list-item>
                  <text:p text:style-name="P18">Kohout plaší smrt</text:p>
                </text:list-item>
                <text:list-item>
                  <text:p text:style-name="P18">Staré ženy</text:p>
                </text:list-item>
                <text:list-item>
                  <text:p text:style-name="P18">Torzo naděje</text:p>
                </text:list-item>
                <text:list-item>
                  <text:p text:style-name="P18">Naše paní Božena Němcová</text:p>
                </text:list-item>
                <text:list-item>
                  <text:p text:style-name="P18">Ladění</text:p>
                </text:list-item>
                <text:list-item>
                  <text:p text:style-name="P18">A co?</text:p>
                </text:list-item>
              </text:list>
            </text:list-item>
            <text:list-item>
              <text:p text:style-name="P18"><text:s/></text:p>
            </text:list-item>
            <text:list-item>
              <text:p text:style-name="P18">Jan Zahradníček (učebnice pro 3. r., str.132–133) – patří i k tzv. spirituálnímu a katolickému proudu</text:p>
              <text:list>
                <text:list-item>
                  <text:p text:style-name="P18">Pokušení smrti</text:p>
                </text:list-item>
                <text:list-item>
                  <text:p text:style-name="P18">Jeřáby</text:p>
                </text:list-item>
                <text:list-item>
                  <text:p text:style-name="P18">Korouhve</text:p>
                </text:list-item>
                <text:list-item>
                  <text:p text:style-name="P18">Znamení moci (básnická skladba, 7 zpěvů, o zrůdnostech komunistického režimu)</text:p>
                </text:list-item>
              </text:list>
            </text:list-item>
            <text:list-item>
              <text:p text:style-name="P18"><text:s/></text:p>
            </text:list-item>
            <text:list-item>
              <text:p text:style-name="P18">Vladimír Holan (učebnice pro 4. r., str.83–85)</text:p>
              <text:list>
                <text:list-item>
                  <text:p text:style-name="P18">Vanutí</text:p>
                </text:list-item>
                <text:list-item>
                  <text:p text:style-name="P18">Kameni, přicházíš</text:p>
                </text:list-item>
                <text:list-item>
                  <text:p text:style-name="P18">Září 1938</text:p>
                </text:list-item>
                <text:list-item>
                  <text:p text:style-name="P18">Terezka Planetová</text:p>
                </text:list-item>
                <text:list-item>
                  <text:p text:style-name="P18">Rudoarmejci</text:p>
                </text:list-item>
                <text:list-item>
                  <text:p text:style-name="P18">Noc s Hamletem</text:p>
                </text:list-item>
              </text:list>
            </text:list-item>
          </text:list>
        </text:list-item>
        <text:list-item>
          <text:p text:style-name="P18">František Halas: Staré ženy</text:p>
        </text:list-item>
        <text:list-item>
          <text:p text:style-name="P18">Téma: Nepříjemnosti stáří; senilita</text:p>
        </text:list-item>
        <text:list-item>
          <text:p text:style-name="P18"><text:soft-page-break/>Jazyk: Velice časté výčty a díky tomu i anafory; personifikace; básnická (poupravená) slova (dnění)</text:p>
        </text:list-item>
        <text:list-item>
          <text:p text:style-name="P18"/>
        </text:list-item>
        <text:list-item>
          <text:p text:style-name="P18">František Halas: Praze</text:p>
        </text:list-item>
        <text:list-item>
          <text:p text:style-name="P18">Myslím si, že chce poukázat na důležitost víry v Boha.</text:p>
        </text:list-item>
        <text:list-item>
          <text:p text:style-name="P18">Opravdu časté větné ekvivalenty. Báseň neobsahuje interpunkci.</text:p>
        </text:list-item>
        <text:list-item>
          <text:p text:style-name="P18"/>
        </text:list-item>
        <text:list-item>
          <text:p text:style-name="P18">Vladimír Holan: Terezka Planetová</text:p>
        </text:list-item>
        <text:list-item>
          <text:p text:style-name="P18">Láska a zklamání z jejího nenaplnění</text:p>
        </text:list-item>
        <text:list-item>
          <text:p text:style-name="P18">Časté zvolání; Divná slova (psosor, yzop i kavyly; přesiném); výpustky</text:p>
        </text:list-item>
        <text:list-item>
          <text:p text:style-name="P18"/>
        </text:list-item>
        <text:list-item>
          <text:p text:style-name="P18">Upřímně řečeno mě žádná z těchto básní nezaujala. Staré ženy mně spíše připadaly jako vícet než jako báseň. Báseň Praze jsem asi moc nepochopil a přišla mi taková dost zvláštní a Tereza Planetová měla na svoji délky poměrně strohý děj.</text:p>
        </text:list-item>
      </text:list>
      <text:p text:style-name="P3"/>
      <text:p text:style-name="P3"/>
      <text:list xml:id="list182259709242686" text:continue-numbering="true" text:style-name="L2">
        <text:list-item>
          <text:p text:style-name="P18">Jiří Orten</text:p>
          <text:list>
            <text:list-item>
              <text:p text:style-name="P18">z židovské rodiny</text:p>
            </text:list-item>
            <text:list-item>
              <text:p text:style-name="P18">Německá okupace zamezila publikovat</text:p>
              <text:list>
                <text:list-item>
                  <text:p text:style-name="P18">pseudonymy</text:p>
                </text:list-item>
              </text:list>
            </text:list-item>
            <text:list-item>
              <text:p text:style-name="P18">smrt v 20 letech</text:p>
            </text:list-item>
            <text:list-item>
              <text:p text:style-name="P19">psal o svém nitru</text:p>
            </text:list-item>
            <text:list-item>
              <text:p text:style-name="P20">Vývoj: více důvěrné</text:p>
              <text:list>
                <text:list-item>
                  <text:p text:style-name="P20">rozpor s Bohem</text:p>
                </text:list-item>
              </text:list>
            </text:list-item>
            <text:list-item>
              <text:p text:style-name="P20">Elegie</text:p>
            </text:list-item>
            <text:list-item>
              <text:p text:style-name="P20">básně</text:p>
              <text:list>
                <text:list-item>
                  <text:p text:style-name="P20">Čítanka jaro</text:p>
                </text:list-item>
                <text:list-item>
                  <text:p text:style-name="P20">Cesta k mrazu</text:p>
                </text:list-item>
                <text:list-item>
                  <text:p text:style-name="P20">Jerenův pláč</text:p>
                </text:list-item>
                <text:list-item>
                  <text:p text:style-name="P20">Ohnice</text:p>
                </text:list-item>
                <text:list-item>
                  <text:p text:style-name="P20">Scestí</text:p>
                </text:list-item>
                <text:list-item>
                  <text:p text:style-name="P20">Elegie</text:p>
                  <text:list>
                    <text:list-item>
                      <text:p text:style-name="P21">Sedmá elegie</text:p>
                      <text:list>
                        <text:list-item>
                          <text:p text:style-name="P21">Cítí se špatně, opustila ho jeho milá</text:p>
                        </text:list-item>
                        <text:list-item>
                          <text:p text:style-name="P22">Autor se několikrát opírá o Bibli</text:p>
                        </text:list-item>
                        <text:list-item>
                          <text:p text:style-name="P23">Řečnická otázka „Jste mrtva?“</text:p>
                          <text:list>
                            <text:list-item>
                              <text:p text:style-name="P23">Zdá se mi, že t musí opravdu potěšit si něco takového přečís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Skupina 42</text:p>
          <text:list>
            <text:list-item>
              <text:p text:style-name="P20">skupina mladých tvůrců</text:p>
            </text:list-item>
            <text:list-item>
              <text:p text:style-name="P20">konkrétní jevy, epičnost</text:p>
            </text:list-item>
            <text:list-item>
              <text:p text:style-name="P24">svět se jim jevil disharmonický</text:p>
            </text:list-item>
            <text:list-item>
              <text:p text:style-name="P24">odklon od obrazných přirovnání; verš</text:p>
            </text:list-item>
            <text:list-item>
              <text:p text:style-name="P24">Jindřich Chalupecký</text:p>
            </text:list-item>
            <text:list-item>
              <text:p text:style-name="P24">Jiří Kolář</text:p>
            </text:list-item>
            <text:list-item>
              <text:p text:style-name="P24">Josef Kainar</text:p>
            </text:list-item>
            <text:list-item>
              <text:p text:style-name="P24">Jiřina Hauková</text:p>
            </text:list-item>
            <text:list-item>
              <text:p text:style-name="P25">také mailíři</text:p>
            </text:list-item>
            <text:list-item>
              <text:p text:style-name="P25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style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style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style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style:contextual-spacing="false" fo:line-height="100%" style:writing-mode="page"/>
      <style:text-properties fo:color="#0066cc" loext:opacity="100%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3T19:36:35.122000000</meta:creation-date>
    <dc:date>2020-10-22T18:22:58.955016554</dc:date>
    <meta:editing-duration>P3DT8H43M38S</meta:editing-duration>
    <meta:editing-cycles>83</meta:editing-cycles>
    <meta:generator>LibreOffice/7.0.2.2$Linux_X86_64 LibreOffice_project/00$Build-2</meta:generator>
    <meta:document-statistic meta:table-count="0" meta:image-count="0" meta:object-count="0" meta:page-count="4" meta:paragraph-count="184" meta:word-count="936" meta:character-count="5038" meta:non-whitespace-character-count="4457"/>
  </office:meta>
</office:document-meta>
</file>